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Thumbnails/thumbnail.png" manifest:media-type="image/png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"/>
  <manifest:file-entry manifest:full-path="ObjectReplacements/Object 1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layout-cache" manifest:media-type="application/binary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meta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238c7e" officeooo:paragraph-rsid="003711a9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36c3b6" officeooo:paragraph-rsid="0036c3b6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Liberation Serif1" fo:font-size="12pt" officeooo:rsid="0012413b" officeooo:paragraph-rsid="0012413b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Liberation Serif1" fo:font-size="12pt" officeooo:rsid="0012413b" officeooo:paragraph-rsid="0012413b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1" fo:font-size="12pt" officeooo:rsid="00199ace" officeooo:paragraph-rsid="00199ace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erif1" fo:font-size="12pt" officeooo:rsid="00199ace" officeooo:paragraph-rsid="00199ace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1" fo:font-size="12pt" officeooo:rsid="001bcdbb" officeooo:paragraph-rsid="003711a9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1" fo:font-size="12pt" officeooo:rsid="001cc2a6" officeooo:paragraph-rsid="001cc2a6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erif1" fo:font-size="12pt" officeooo:rsid="001cc2a6" officeooo:paragraph-rsid="001cc2a6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erif1" fo:font-size="12pt" officeooo:rsid="001e922a" officeooo:paragraph-rsid="001e922a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erif1" fo:font-size="12pt" officeooo:rsid="001e922a" officeooo:paragraph-rsid="003711a9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1" fo:font-size="12pt" officeooo:rsid="001e922a" officeooo:paragraph-rsid="0036c3b6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iberation Serif1" fo:font-size="12pt" officeooo:rsid="0027024f" officeooo:paragraph-rsid="0027024f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erif1" fo:font-size="12pt" officeooo:rsid="0027024f" officeooo:paragraph-rsid="0027024f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erif1" fo:font-size="12pt" officeooo:rsid="00071fa0" officeooo:paragraph-rsid="003711a9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erif1" fo:font-size="12pt" officeooo:rsid="00071fa0" officeooo:paragraph-rsid="003711a9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erif1" fo:font-size="12pt" officeooo:rsid="000313bc" officeooo:paragraph-rsid="003711a9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Liberation Serif1" fo:font-size="12pt" officeooo:rsid="00238c7e" officeooo:paragraph-rsid="003711a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erif1" fo:font-size="12pt" officeooo:rsid="00238c7e" officeooo:paragraph-rsid="003711a9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erif1" fo:font-size="12pt" officeooo:rsid="0036c3b6" officeooo:paragraph-rsid="0042cfe0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erif1" fo:font-size="12pt" officeooo:rsid="0049cc2e" officeooo:paragraph-rsid="0049cc2e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erif1" fo:font-size="12pt" officeooo:rsid="0049cc2e" officeooo:paragraph-rsid="0036c3b6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erif1" fo:font-size="12pt" officeooo:rsid="0049cc2e" officeooo:paragraph-rsid="005946bf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Liberation Serif1" fo:font-size="12pt" officeooo:rsid="004f2d9c" officeooo:paragraph-rsid="004f2d9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erif1" fo:font-size="12pt" officeooo:rsid="004f2d9c" officeooo:paragraph-rsid="004f2d9c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erif1" fo:font-size="12pt" officeooo:rsid="004f2d9c" officeooo:paragraph-rsid="005946bf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Liberation Serif1" fo:font-size="12pt" officeooo:rsid="005899bd" officeooo:paragraph-rsid="005899bd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erif1" fo:font-size="12pt" officeooo:rsid="005899bd" officeooo:paragraph-rsid="005899bd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Liberation Serif1" fo:font-size="12pt" officeooo:rsid="0040d9e1" officeooo:paragraph-rsid="005946bf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erif1" fo:font-size="12pt" officeooo:rsid="005a975a" officeooo:paragraph-rsid="005a975a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style:font-name="Liberation Serif1" fo:font-size="12pt" officeooo:rsid="005cf0ae" officeooo:paragraph-rsid="005cf0a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erif1" fo:font-size="12pt" officeooo:rsid="005d4969" officeooo:paragraph-rsid="005d4969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erif1" fo:font-size="12pt" officeooo:rsid="0066d4da" officeooo:paragraph-rsid="0066d4da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Liberation Serif1" fo:font-size="12pt" officeooo:rsid="006a1bc7" officeooo:paragraph-rsid="006a1bc7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erif1" fo:font-size="12pt" officeooo:rsid="006a1bc7" officeooo:paragraph-rsid="006a1bc7" style:font-size-asian="12pt" style:font-size-complex="12pt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0313bc"/>
    </style:style>
    <style:style style:name="T3" style:family="text">
      <style:text-properties style:font-name="Liberation Serif1" officeooo:rsid="001e922a"/>
    </style:style>
    <style:style style:name="T4" style:family="text">
      <style:text-properties officeooo:rsid="00204a26"/>
    </style:style>
    <style:style style:name="T5" style:family="text">
      <style:text-properties officeooo:rsid="002204ae"/>
    </style:style>
    <style:style style:name="T6" style:family="text">
      <style:text-properties officeooo:rsid="00233ac1"/>
    </style:style>
    <style:style style:name="T7" style:family="text">
      <style:text-properties officeooo:rsid="002b1114"/>
    </style:style>
    <style:style style:name="T8" style:family="text">
      <style:text-properties officeooo:rsid="0045fd32"/>
    </style:style>
    <style:style style:name="T9" style:family="text">
      <style:text-properties officeooo:rsid="0060f9b7"/>
    </style:style>
    <style:style style:name="T10" style:family="text">
      <style:text-properties officeooo:rsid="006a1bc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WM Period</text:p>
      <text:p text:style-name="P4"/>
      <text:p text:style-name="P3"><draw:frame draw:style-name="fr1" draw:name="Objeto3" text:anchor-type="as-char" svg:y="-0.386cm" svg:width="9.082cm" svg:height="0.542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><draw:frame draw:style-name="fr1" draw:name="Objeto10" text:anchor-type="as-char" svg:y="-1.092cm" svg:width="5.909cm" svg:height="2.037cm" draw:z-index="0"><draw:object xlink:href="./Object 10" xlink:type="simple" xlink:show="embed" xlink:actuate="onLoad"/><draw:image xlink:href="./ObjectReplacements/Object 10" xlink:type="simple" xlink:show="embed" xlink:actuate="onLoad"/></draw:frame></text:p>
      <text:p text:style-name="P3"/>
      <text:p text:style-name="P3"><draw:frame draw:style-name="fr1" draw:name="Objeto12" text:anchor-type="as-char" svg:y="-0.437cm" svg:width="6.147cm" svg:height="0.591cm" draw:z-index="3"><draw:object xlink:href="./Object 12" xlink:type="simple" xlink:show="embed" xlink:actuate="onLoad"/><draw:image xlink:href="./ObjectReplacements/Object 12" xlink:type="simple" xlink:show="embed" xlink:actuate="onLoad"/></draw:frame></text:p>
      <text:p text:style-name="P3"/>
      <text:p text:style-name="P3"><draw:frame draw:style-name="fr1" draw:name="Objeto13" text:anchor-type="as-char" svg:y="-0.437cm" svg:width="5.191cm" svg:height="0.591cm" draw:z-index="5"><draw:object xlink:href="./Object 13" xlink:type="simple" xlink:show="embed" xlink:actuate="onLoad"/><draw:image xlink:href="./ObjectReplacements/Object 13" xlink:type="simple" xlink:show="embed" xlink:actuate="onLoad"/></draw:frame></text:p>
      <text:p text:style-name="P3"/>
      <text:p text:style-name="P3"/>
      <text:p text:style-name="P5">PWM Frequency</text:p>
      <text:p text:style-name="P5"/>
      <text:p text:style-name="P6"><draw:frame draw:style-name="fr1" draw:name="Objeto11" text:anchor-type="as-char" svg:y="-0.619cm" svg:width="1.737cm" svg:height="1.062cm" draw:z-index="1"><draw:object xlink:href="./Object 11" xlink:type="simple" xlink:show="embed" xlink:actuate="onLoad"/><draw:image xlink:href="./ObjectReplacements/Object 11" xlink:type="simple" xlink:show="embed" xlink:actuate="onLoad"/></draw:frame></text:p>
      <text:p text:style-name="P6"/>
      <text:p text:style-name="P6"><draw:frame draw:style-name="fr1" draw:name="Objeto14" text:anchor-type="as-char" svg:y="-0.619cm" svg:width="4.743cm" svg:height="1.058cm" draw:z-index="4"><draw:object xlink:href="./Object 14" xlink:type="simple" xlink:show="embed" xlink:actuate="onLoad"/><draw:image xlink:href="./ObjectReplacements/Object 14" xlink:type="simple" xlink:show="embed" xlink:actuate="onLoad"/></draw:frame></text:p>
      <text:p text:style-name="P6"/>
      <text:p text:style-name="P6"/>
      <text:p text:style-name="P13">PWM <text:span text:style-name="T7">Average Voltage</text:span></text:p>
      <text:p text:style-name="P13"/>
      <text:p text:style-name="P14"><draw:frame draw:style-name="fr1" draw:name="Objeto24" text:anchor-type="as-char" svg:y="-0.386cm" svg:width="5.9cm" svg:height="0.542cm" draw:z-index="10"><draw:object xlink:href="./Object 24" xlink:type="simple" xlink:show="embed" xlink:actuate="onLoad"/><draw:image xlink:href="./ObjectReplacements/Object 24" xlink:type="simple" xlink:show="embed" xlink:actuate="onLoad"/></draw:frame></text:p>
      <text:p text:style-name="P14"/>
      <text:p text:style-name="P14"><draw:frame draw:style-name="fr1" draw:name="Objeto25" text:anchor-type="as-char" svg:y="-0.377cm" svg:width="2.125cm" svg:height="0.531cm" draw:z-index="11"><draw:object xlink:href="./Object 25" xlink:type="simple" xlink:show="embed" xlink:actuate="onLoad"/><draw:image xlink:href="./ObjectReplacements/Object 25" xlink:type="simple" xlink:show="embed" xlink:actuate="onLoad"/></draw:frame></text:p>
      <text:p text:style-name="P14"/>
      <text:p text:style-name="P14"><draw:frame draw:style-name="fr1" draw:name="Objeto26" text:anchor-type="as-char" svg:y="-0.619cm" svg:width="5.71cm" svg:height="1.037cm" draw:z-index="12"><draw:object xlink:href="./Object 26" xlink:type="simple" xlink:show="embed" xlink:actuate="onLoad"/><draw:image xlink:href="./ObjectReplacements/Object 26" xlink:type="simple" xlink:show="embed" xlink:actuate="onLoad"/></draw:frame></text:p>
      <text:p text:style-name="P14"/>
      <text:p text:style-name="P14"><draw:frame draw:style-name="fr1" draw:name="Objeto27" text:anchor-type="as-char" svg:y="-0.377cm" svg:width="6.396cm" svg:height="0.467cm" draw:z-index="13"><draw:object xlink:href="./Object 27" xlink:type="simple" xlink:show="embed" xlink:actuate="onLoad"/><draw:image xlink:href="./ObjectReplacements/Object 27" xlink:type="simple" xlink:show="embed" xlink:actuate="onLoad"/></draw:frame></text:p>
      <text:p text:style-name="P13"/>
      <text:p text:style-name="P14"><draw:frame draw:style-name="fr1" draw:name="Objeto28" text:anchor-type="as-char" svg:y="-0.619cm" svg:width="3.134cm" svg:height="0.998cm" draw:z-index="14"><draw:object xlink:href="./Object 1" xlink:type="simple" xlink:show="embed" xlink:actuate="onLoad"/><draw:image xlink:href="./ObjectReplacements/Object 1" xlink:type="simple" xlink:show="embed" xlink:actuate="onLoad"/></draw:frame></text:p>
      <text:p text:style-name="P14"/>
      <text:p text:style-name="P14"><draw:frame draw:style-name="fr1" draw:name="Objeto1" text:anchor-type="as-char" svg:y="-0.377cm" svg:width="4.265cm" svg:height="0.531cm" draw:z-index="15"><draw:object xlink:href="./Object 2" xlink:type="simple" xlink:show="embed" xlink:actuate="onLoad"/><draw:image xlink:href="./ObjectReplacements/Object 2" xlink:type="simple" xlink:show="embed" xlink:actuate="onLoad"/></draw:frame></text:p>
      <text:p text:style-name="P14"/>
      <text:p text:style-name="P14"><draw:frame draw:style-name="fr1" draw:name="Objeto2" text:anchor-type="as-char" svg:y="-0.683cm" svg:width="3.778cm" svg:height="1.062cm" draw:z-index="16"><draw:object xlink:href="./Object 4" xlink:type="simple" xlink:show="embed" xlink:actuate="onLoad"/><draw:image xlink:href="./ObjectReplacements/Object 4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Low Pass Filter Cut-off Frequency</text:p>
      <text:p text:style-name="P8"/>
      <text:p text:style-name="P9"><draw:frame draw:style-name="fr1" draw:name="Objeto17" text:anchor-type="as-char" svg:y="-0.619cm" svg:width="3.11cm" svg:height="0.998cm" draw:z-index="6"><draw:object xlink:href="./Object 17" xlink:type="simple" xlink:show="embed" xlink:actuate="onLoad"/><draw:image xlink:href="./ObjectReplacements/Object 17" xlink:type="simple" xlink:show="embed" xlink:actuate="onLoad"/></draw:frame></text:p>
      <text:p text:style-name="P9"/>
      <text:p text:style-name="P10"><draw:frame draw:style-name="fr1" draw:name="Objeto18" text:anchor-type="as-char" svg:y="-0.554cm" svg:width="1.656cm" svg:height="0.956cm" draw:z-index="7"><draw:object xlink:href="./Object 18" xlink:type="simple" xlink:show="embed" xlink:actuate="onLoad"/><draw:image xlink:href="./ObjectReplacements/Object 18" xlink:type="simple" xlink:show="embed" xlink:actuate="onLoad"/></draw:frame></text:p>
      <text:p text:style-name="P10"/>
      <text:p text:style-name="P10"><draw:frame draw:style-name="fr1" draw:name="Objeto19" text:anchor-type="as-char" svg:y="-0.619cm" svg:width="3.11cm" svg:height="0.998cm" draw:z-index="8"><draw:object xlink:href="./Object 19" xlink:type="simple" xlink:show="embed" xlink:actuate="onLoad"/><draw:image xlink:href="./ObjectReplacements/Object 19" xlink:type="simple" xlink:show="embed" xlink:actuate="onLoad"/></draw:frame></text:p>
      <text:p text:style-name="P10"/>
      <text:p text:style-name="P10"><draw:frame draw:style-name="fr1" draw:name="Objeto20" text:anchor-type="as-char" svg:y="-0.619cm" svg:width="5.646cm" svg:height="1.058cm" draw:z-index="9"><draw:object xlink:href="./Object 20" xlink:type="simple" xlink:show="embed" xlink:actuate="onLoad"/><draw:image xlink:href="./ObjectReplacements/Object 20" xlink:type="simple" xlink:show="embed" xlink:actuate="onLoad"/></draw:frame></text:p>
      <text:p text:style-name="P10"/>
      <text:p text:style-name="P10"><draw:frame draw:style-name="fr1" draw:name="Objeto5" text:anchor-type="as-char" svg:y="-0.377cm" svg:width="1.889cm" svg:height="0.531cm" draw:z-index="18"><draw:object xlink:href="./Object 23" xlink:type="simple" xlink:show="embed" xlink:actuate="onLoad"/><draw:image xlink:href="./ObjectReplacements/Object 23" xlink:type="simple" xlink:show="embed" xlink:actuate="onLoad"/></draw:frame></text:p>
      <text:p text:style-name="P10"/>
      <text:p text:style-name="P10"><draw:frame draw:style-name="fr1" draw:name="Objeto6" text:anchor-type="as-char" svg:y="-0.377cm" svg:width="2.575cm" svg:height="0.531cm" draw:z-index="19"><draw:object xlink:href="./Object 21" xlink:type="simple" xlink:show="embed" xlink:actuate="onLoad"/><draw:image xlink:href="./ObjectReplacements/Object 21" xlink:type="simple" xlink:show="embed" xlink:actuate="onLoad"/></draw:frame></text:p>
      <text:p text:style-name="P10"/>
      <text:p text:style-name="P10"/>
      <text:p text:style-name="P7">AOP <text:span text:style-name="T4">Feedback Resistor </text:span><text:span text:style-name="T5">(R2) </text:span><text:span text:style-name="T6">for a Gain β of 3.</text:span><text:span text:style-name="T8">2</text:span><text:span text:style-name="T6"> times</text:span></text:p>
      <text:p text:style-name="P15"/>
      <text:p text:style-name="P16"><draw:frame draw:style-name="fr1" draw:name="Objeto7" text:anchor-type="as-char" svg:y="-0.619cm" svg:width="1.951cm" svg:height="0.998cm" draw:z-index="20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7"/>
      <text:p text:style-name="P17"><draw:frame draw:style-name="fr1" draw:name="Objeto8" text:anchor-type="as-char" svg:y="-0.619cm" svg:width="2.014cm" svg:height="0.998cm" draw:z-index="21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17"/>
      <text:p text:style-name="P17"><draw:frame draw:style-name="fr1" draw:name="Objeto9" text:anchor-type="as-char" svg:y="-0.619cm" svg:width="2.014cm" svg:height="0.998cm" draw:z-index="22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17"/>
      <text:p text:style-name="P17"><draw:frame draw:style-name="fr1" draw:name="Objeto15" text:anchor-type="as-char" svg:y="-0.797cm" svg:width="2.295cm" svg:height="1.445cm" draw:z-index="23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P17"/>
      <text:p text:style-name="P17"><draw:frame draw:style-name="fr1" draw:name="Objeto16" text:anchor-type="as-char" svg:y="-0.681cm" svg:width="5.736cm" svg:height="1.097cm" draw:z-index="24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<text:p text:style-name="P17"/>
      <text:p text:style-name="P17"/>
      <text:p text:style-name="P1"><text:span text:style-name="T2">A</text:span><text:span text:style-name="T1">OP Ouput Voltage</text:span></text:p>
      <text:p text:style-name="P18"/>
      <text:p text:style-name="P19"><draw:frame draw:style-name="fr1" draw:name="Objeto21" text:anchor-type="as-char" svg:y="-0.377cm" svg:width="2.515cm" svg:height="0.531cm" draw:z-index="25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<text:p text:style-name="P19"/>
      <text:p text:style-name="P11"><draw:frame draw:style-name="fr1" draw:name="Objeto23" text:anchor-type="as-char" svg:y="-0.377cm" svg:width="6.177cm" svg:height="0.531cm" draw:z-index="17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2"><text:soft-page-break/><text:span text:style-name="T3">P</text:span><text:span text:style-name="T1">ower Supply Output Voltage</text:span></text:p>
      <text:p text:style-name="P20"/>
      <text:p text:style-name="P20"><draw:frame draw:style-name="fr1" draw:name="Objeto43" text:anchor-type="as-char" svg:y="-0.377cm" svg:width="2.254cm" svg:height="0.531cm" draw:z-index="31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<text:p text:style-name="P20"/>
      <text:p text:style-name="P20"><draw:frame draw:style-name="fr1" draw:name="Objeto38" text:anchor-type="as-char" svg:y="-0.377cm" svg:width="3.3cm" svg:height="0.531cm" draw:z-index="26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<text:p text:style-name="P20"/>
      <text:p text:style-name="P20"><draw:frame draw:style-name="fr1" draw:name="Objeto39" text:anchor-type="as-char" svg:y="-0.619cm" svg:width="4.251cm" svg:height="0.998cm" draw:z-index="27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<text:p text:style-name="P20"/>
      <text:p text:style-name="P20"><draw:frame draw:style-name="fr1" draw:name="Objeto40" text:anchor-type="as-char" svg:y="-0.619cm" svg:width="4.039cm" svg:height="0.998cm" draw:z-index="28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<text:p text:style-name="P20"/>
      <text:p text:style-name="P20"><draw:frame draw:style-name="fr1" draw:name="Objeto41" text:anchor-type="as-char" svg:y="-0.377cm" svg:width="4.501cm" svg:height="0.531cm" draw:z-index="29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<text:p text:style-name="P20"/>
      <text:p text:style-name="P20"><draw:frame draw:style-name="fr1" draw:name="Objeto42" text:anchor-type="as-char" svg:y="-0.377cm" svg:width="3.297cm" svg:height="0.531cm" draw:z-index="30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<text:p text:style-name="P22"/>
      <text:p text:style-name="P21"/>
      <text:p text:style-name="P27">ADC</text:p>
      <text:p text:style-name="P24"/>
      <text:p text:style-name="P25"><draw:frame draw:style-name="fr1" draw:name="Objeto32" text:anchor-type="as-char" svg:y="-0.829cm" svg:width="3.965cm" svg:height="1.506cm" draw:z-index="32"><draw:object xlink:href="./Object 32" xlink:type="simple" xlink:show="embed" xlink:actuate="onLoad"/><draw:image xlink:href="./ObjectReplacements/Object 32" xlink:type="simple" xlink:show="embed" xlink:actuate="onLoad"/></draw:frame></text:p>
      <text:p text:style-name="P25"/>
      <text:p text:style-name="P25"><draw:frame draw:style-name="fr1" draw:name="Objeto33" text:anchor-type="as-char" svg:y="-0.683cm" svg:width="4.35cm" svg:height="1.124cm" draw:z-index="33"><draw:object xlink:href="./Object 33" xlink:type="simple" xlink:show="embed" xlink:actuate="onLoad"/><draw:image xlink:href="./ObjectReplacements/Object 33" xlink:type="simple" xlink:show="embed" xlink:actuate="onLoad"/></draw:frame></text:p>
      <text:p text:style-name="P25"/>
      <text:p text:style-name="P25"><draw:frame draw:style-name="fr1" draw:name="Objeto34" text:anchor-type="as-char" svg:y="-0.437cm" svg:width="5.431cm" svg:height="0.591cm" draw:z-index="34"><draw:object xlink:href="./Object 34" xlink:type="simple" xlink:show="embed" xlink:actuate="onLoad"/><draw:image xlink:href="./ObjectReplacements/Object 34" xlink:type="simple" xlink:show="embed" xlink:actuate="onLoad"/></draw:frame></text:p>
      <text:p text:style-name="P25"/>
      <text:p text:style-name="P25"><draw:frame draw:style-name="fr1" draw:name="Objeto35" text:anchor-type="as-char" svg:y="-0.683cm" svg:width="4.491cm" svg:height="1.122cm" draw:z-index="35"><draw:object xlink:href="./Object 35" xlink:type="simple" xlink:show="embed" xlink:actuate="onLoad"/><draw:image xlink:href="./ObjectReplacements/Object 35" xlink:type="simple" xlink:show="embed" xlink:actuate="onLoad"/></draw:frame></text:p>
      <text:p text:style-name="P25"/>
      <text:p text:style-name="P25"/>
      <text:p text:style-name="P31">Voltage <text:span text:style-name="T9">Divider </text:span><text:span text:style-name="T10">Resistors</text:span></text:p>
      <text:p text:style-name="P31"/>
      <text:p text:style-name="P32"><draw:frame draw:style-name="fr1" draw:name="Objeto48" text:anchor-type="as-char" svg:y="-1.104cm" svg:width="3.533cm" svg:height="2.058cm" draw:z-index="37"><draw:object xlink:href="./Object 48" xlink:type="simple" xlink:show="embed" xlink:actuate="onLoad"/><draw:image xlink:href="./ObjectReplacements/Object 48" xlink:type="simple" xlink:show="embed" xlink:actuate="onLoad"/></draw:frame></text:p>
      <text:p text:style-name="P32"/>
      <text:p text:style-name="P32"><draw:frame draw:style-name="fr1" draw:name="Objeto49" text:anchor-type="as-char" svg:y="-0.619cm" svg:width="3.702cm" svg:height="0.998cm" draw:z-index="38"><draw:object xlink:href="./Object 49" xlink:type="simple" xlink:show="embed" xlink:actuate="onLoad"/><draw:image xlink:href="./ObjectReplacements/Object 49" xlink:type="simple" xlink:show="embed" xlink:actuate="onLoad"/></draw:frame></text:p>
      <text:p text:style-name="P32"/>
      <text:p text:style-name="P32"><draw:frame draw:style-name="fr1" draw:name="Objeto50" text:anchor-type="as-char" svg:y="-0.386cm" svg:width="4.817cm" svg:height="0.542cm" draw:z-index="47"><draw:object xlink:href="./Object 50" xlink:type="simple" xlink:show="embed" xlink:actuate="onLoad"/><draw:image xlink:href="./ObjectReplacements/Object 50" xlink:type="simple" xlink:show="embed" xlink:actuate="onLoad"/></draw:frame></text:p>
      <text:p text:style-name="P32"><draw:frame draw:style-name="fr1" draw:name="Objeto51" text:anchor-type="as-char" svg:y="-0.377cm" svg:width="5.733cm" svg:height="0.531cm" draw:z-index="48"><draw:object xlink:href="./Object 51" xlink:type="simple" xlink:show="embed" xlink:actuate="onLoad"/><draw:image xlink:href="./ObjectReplacements/Object 51" xlink:type="simple" xlink:show="embed" xlink:actuate="onLoad"/></draw:frame></text:p>
      <text:p text:style-name="P32"/>
      <text:p text:style-name="P32"><draw:frame draw:style-name="fr1" draw:name="Objeto52" text:anchor-type="as-char" svg:y="-0.377cm" svg:width="5.796cm" svg:height="0.531cm" draw:z-index="49"><draw:object xlink:href="./Object 52" xlink:type="simple" xlink:show="embed" xlink:actuate="onLoad"/><draw:image xlink:href="./ObjectReplacements/Object 52" xlink:type="simple" xlink:show="embed" xlink:actuate="onLoad"/></draw:frame></text:p>
      <text:p text:style-name="P32"/>
      <text:p text:style-name="P32"><draw:frame draw:style-name="fr1" draw:name="Objeto53" text:anchor-type="as-char" svg:y="-0.386cm" svg:width="5.198cm" svg:height="0.542cm" draw:z-index="50"><draw:object xlink:href="./Object 53" xlink:type="simple" xlink:show="embed" xlink:actuate="onLoad"/><draw:image xlink:href="./ObjectReplacements/Object 53" xlink:type="simple" xlink:show="embed" xlink:actuate="onLoad"/></draw:frame></text:p>
      <text:p text:style-name="P32"/>
      <text:p text:style-name="P32"><text:soft-page-break/><draw:frame draw:style-name="fr1" draw:name="Objeto54" text:anchor-type="as-char" svg:y="-0.683cm" svg:width="2.947cm" svg:height="1.124cm" draw:z-index="51"><draw:object xlink:href="./Object 54" xlink:type="simple" xlink:show="embed" xlink:actuate="onLoad"/><draw:image xlink:href="./ObjectReplacements/Object 54" xlink:type="simple" xlink:show="embed" xlink:actuate="onLoad"/></draw:frame></text:p>
      <text:p text:style-name="P32"/>
      <text:p text:style-name="P32"><draw:frame draw:style-name="fr1" draw:name="Objeto55" text:anchor-type="as-char" svg:y="-0.619cm" svg:width="3.364cm" svg:height="0.998cm" draw:z-index="52"><draw:object xlink:href="./Object 55" xlink:type="simple" xlink:show="embed" xlink:actuate="onLoad"/><draw:image xlink:href="./ObjectReplacements/Object 55" xlink:type="simple" xlink:show="embed" xlink:actuate="onLoad"/></draw:frame></text:p>
      <text:p text:style-name="P32"/>
      <text:p text:style-name="P33"><draw:frame draw:style-name="fr1" draw:name="Objeto56" text:anchor-type="as-char" svg:y="-0.377cm" svg:width="2.429cm" svg:height="0.467cm" draw:z-index="54"><draw:object xlink:href="./Object 56" xlink:type="simple" xlink:show="embed" xlink:actuate="onLoad"/><draw:image xlink:href="./ObjectReplacements/Object 56" xlink:type="simple" xlink:show="embed" xlink:actuate="onLoad"/></draw:frame></text:p>
      <text:p text:style-name="P33"/>
      <text:p text:style-name="P33"/>
      <text:p text:style-name="P34">Voltmeter</text:p>
      <text:p text:style-name="P34"/>
      <text:p text:style-name="P35"><draw:frame draw:style-name="fr1" draw:name="Objeto59" text:anchor-type="as-char" svg:y="-0.683cm" svg:width="3.33cm" svg:height="1.122cm" draw:z-index="55"><draw:object xlink:href="./Object 59" xlink:type="simple" xlink:show="embed" xlink:actuate="onLoad"/><draw:image xlink:href="./ObjectReplacements/Object 59" xlink:type="simple" xlink:show="embed" xlink:actuate="onLoad"/></draw:frame></text:p>
      <text:p text:style-name="P35"/>
      <text:p text:style-name="P35"><draw:frame draw:style-name="fr1" draw:name="Objeto60" text:anchor-type="as-char" svg:y="-0.619cm" svg:width="3.521cm" svg:height="0.998cm" draw:z-index="56"><draw:object xlink:href="./Object 60" xlink:type="simple" xlink:show="embed" xlink:actuate="onLoad"/><draw:image xlink:href="./ObjectReplacements/Object 60" xlink:type="simple" xlink:show="embed" xlink:actuate="onLoad"/></draw:frame></text:p>
      <text:p text:style-name="P32"/>
      <text:p text:style-name="P25"/>
      <text:p text:style-name="P29">Shunt Resistor</text:p>
      <text:p text:style-name="P29"/>
      <text:p text:style-name="P23"><draw:frame draw:style-name="fr1" draw:name="Objeto22" text:anchor-type="as-char" svg:y="-0.377cm" svg:width="2.265cm" svg:height="0.531cm" draw:z-index="39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<text:p text:style-name="P23"/>
      <text:p text:style-name="P23"><draw:frame draw:style-name="fr1" draw:name="Objeto29" text:anchor-type="as-char" svg:y="-0.377cm" svg:width="3.417cm" svg:height="0.531cm" draw:z-index="46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<text:p text:style-name="P23"/>
      <text:p text:style-name="P23"><draw:frame draw:style-name="fr1" draw:name="Objeto30" text:anchor-type="as-char" svg:y="-0.377cm" svg:width="5.867cm" svg:height="0.531cm" draw:z-index="53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<text:p text:style-name="P23"/>
      <text:p text:style-name="P23"><draw:frame draw:style-name="fr1" draw:name="Objeto31" text:anchor-type="as-char" svg:y="-0.377cm" svg:width="5.978cm" svg:height="0.531cm" draw:z-index="36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<text:p text:style-name="P23"/>
      <text:p text:style-name="P26"/>
      <text:p text:style-name="P34">Ammeter</text:p>
      <text:p text:style-name="P27"/>
      <text:p text:style-name="P30"><draw:frame draw:style-name="fr1" draw:name="Objeto36" text:anchor-type="as-char" svg:y="-0.683cm" svg:width="2.838cm" svg:height="1.124cm" draw:z-index="40"><draw:object xlink:href="./Object 36" xlink:type="simple" xlink:show="embed" xlink:actuate="onLoad"/><draw:image xlink:href="./ObjectReplacements/Object 36" xlink:type="simple" xlink:show="embed" xlink:actuate="onLoad"/></draw:frame></text:p>
      <text:p text:style-name="P30"/>
      <text:p text:style-name="P30"><draw:frame draw:style-name="fr1" draw:name="Objeto37" text:anchor-type="as-char" svg:y="-0.377cm" svg:width="3.052cm" svg:height="0.531cm" draw:z-index="41"><draw:object xlink:href="./Object 37" xlink:type="simple" xlink:show="embed" xlink:actuate="onLoad"/><draw:image xlink:href="./ObjectReplacements/Object 37" xlink:type="simple" xlink:show="embed" xlink:actuate="onLoad"/></draw:frame></text:p>
      <text:p text:style-name="P28"/>
      <text:p text:style-name="P28"><draw:frame draw:style-name="fr1" draw:name="Objeto44" text:anchor-type="as-char" svg:y="-1.274cm" svg:width="4.277cm" svg:height="1.715cm" draw:z-index="42"><draw:object xlink:href="./Object 44" xlink:type="simple" xlink:show="embed" xlink:actuate="onLoad"/><draw:image xlink:href="./ObjectReplacements/Object 44" xlink:type="simple" xlink:show="embed" xlink:actuate="onLoad"/></draw:frame></text:p>
      <text:p text:style-name="P28"/>
      <text:p text:style-name="P28"><draw:frame draw:style-name="fr1" draw:name="Objeto45" text:anchor-type="as-char" svg:y="-1.15cm" svg:width="4.424cm" svg:height="1.528cm" draw:z-index="43"><draw:object xlink:href="./Object 45" xlink:type="simple" xlink:show="embed" xlink:actuate="onLoad"/><draw:image xlink:href="./ObjectReplacements/Object 45" xlink:type="simple" xlink:show="embed" xlink:actuate="onLoad"/></draw:frame></text:p>
      <text:p text:style-name="P28"/>
      <text:p text:style-name="P28"><draw:frame draw:style-name="fr1" draw:name="Objeto46" text:anchor-type="as-char" svg:y="-0.619cm" svg:width="4.339cm" svg:height="0.998cm" draw:z-index="44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<text:p text:style-name="P28"/>
      <text:p text:style-name="P28"><draw:frame draw:style-name="fr1" draw:name="Objeto47" text:anchor-type="as-char" svg:y="-0.377cm" svg:width="4.447cm" svg:height="0.531cm" draw:z-index="45"><draw:object xlink:href="./Object 47" xlink:type="simple" xlink:show="embed" xlink:actuate="onLoad"/><draw:image xlink:href="./ObjectReplacements/Object 47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9T11:02:53.858154327</meta:creation-date>
    <dc:date>2021-10-20T07:00:13.465155962</dc:date>
    <meta:editing-duration>PT7H50M50S</meta:editing-duration>
    <meta:editing-cycles>97</meta:editing-cycles>
    <meta:generator>LibreOffice/6.4.7.2$Linux_X86_64 LibreOffice_project/40$Build-2</meta:generator>
    <meta:print-date>2020-12-19T11:45:30.626274798</meta:print-date>
    <meta:document-statistic meta:table-count="0" meta:image-count="0" meta:object-count="57" meta:page-count="4" meta:paragraph-count="69" meta:word-count="38" meta:character-count="229" meta:non-whitespace-character-count="203"/>
  </office:meta>
</office:document-meta>
</file>

<file path=Object 1/content.xml><?xml version="1.0" encoding="utf-8"?>
<math xmlns="http://www.w3.org/1998/Math/MathML" display="block">
  <semantics>
    <mrow>
      <msub>
        <mi>V</mi>
        <mi mathvariant="italic">AVG</mi>
      </msub>
      <mo stretchy="false">=</mo>
      <mrow>
        <mfrac>
          <mi mathvariant="italic">CCPR</mi>
          <mn>1024</mn>
        </mfrac>
        <mo stretchy="false">×</mo>
        <mn>5</mn>
      </mrow>
    </mrow>
    <annotation encoding="StarMath 5.0">V_AVG = { CCPR } over { 1024 } times 5</annotation>
  </semantics>
</math>
</file>

<file path=Object 10/content.xml><?xml version="1.0" encoding="utf-8"?>
<math xmlns="http://www.w3.org/1998/Math/MathML" display="block">
  <semantics>
    <mtable>
      <mtr>
        <mtd>
          <mrow>
            <mi mathvariant="italic">PR</mi>
            <mrow>
              <mn>2</mn>
              <mo stretchy="false">=</mo>
              <mn>255</mn>
            </mrow>
          </mrow>
        </mtd>
      </mtr>
      <mtr>
        <mtd>
          <mrow>
            <mi mathvariant="italic">TMR</mi>
            <mn>2</mn>
            <mrow>
              <mi mathvariant="italic">Prescale</mi>
              <mo stretchy="false">=</mo>
              <mn>1</mn>
            </mrow>
          </mrow>
        </mtd>
      </mtr>
      <mtr>
        <mtd>
          <mrow>
            <msub>
              <mi>T</mi>
              <mi mathvariant="italic">OSC</mi>
            </msub>
            <mo stretchy="false">=</mo>
            <mfrac>
              <mn>1</mn>
              <msub>
                <mi>F</mi>
                <mi mathvariant="italic">OSC</mi>
              </msub>
            </mfrac>
            <mo stretchy="false">=</mo>
            <mfrac>
              <mn>1</mn>
              <mrow>
                <mn>4</mn>
                <mo stretchy="false">×</mo>
                <msup>
                  <mn>10</mn>
                  <mn>6</mn>
                </msup>
              </mrow>
            </mfrac>
            <mo stretchy="false">=</mo>
            <mrow>
              <mn>250</mn>
              <mo stretchy="false">×</mo>
              <msup>
                <mn>10</mn>
                <mrow>
                  <mo stretchy="false">−</mo>
                  <mn>9</mn>
                </mrow>
              </msup>
            </mrow>
          </mrow>
        </mtd>
      </mtr>
    </mtable>
    <annotation encoding="StarMath 5.0">PR2 = 255 newline TMR2 Prescale = 1 newline T_OSC = { 1 } over { F_OSC } = { 1 } over { 4 times 10^6 } = 250 times 10^-9</annotation>
  </semantics>
</math>
</file>

<file path=Object 11/content.xml><?xml version="1.0" encoding="utf-8"?>
<math xmlns="http://www.w3.org/1998/Math/MathML" display="block">
  <semantics>
    <mrow>
      <mi>f</mi>
      <mo stretchy="false">=</mo>
      <mfrac>
        <mn>1</mn>
        <msub>
          <mi>T</mi>
          <mi mathvariant="italic">PWM</mi>
        </msub>
      </mfrac>
    </mrow>
    <annotation encoding="StarMath 5.0">f = { 1 } over { T_PWM }</annotation>
  </semantics>
</math>
</file>

<file path=Object 12/content.xml><?xml version="1.0" encoding="utf-8"?>
<math xmlns="http://www.w3.org/1998/Math/MathML" display="block">
  <semantics>
    <mrow>
      <msub>
        <mi>T</mi>
        <mi mathvariant="italic">PWM</mi>
      </msub>
      <mo stretchy="false">=</mo>
      <mrow>
        <mrow>
          <mo fence="true" stretchy="false">(</mo>
          <mrow>
            <mrow>
              <mn>255</mn>
              <mo stretchy="false">+</mo>
              <mn>1</mn>
            </mrow>
          </mrow>
          <mo fence="true" stretchy="false">)</mo>
        </mrow>
        <mo stretchy="false">×</mo>
        <mn>4</mn>
        <mo stretchy="false">×</mo>
        <mn>250</mn>
        <mo stretchy="false">×</mo>
        <msup>
          <mn>10</mn>
          <mrow>
            <mo stretchy="false">−</mo>
            <mn>9</mn>
          </mrow>
        </msup>
        <mo stretchy="false">×</mo>
        <mn>1</mn>
      </mrow>
    </mrow>
    <annotation encoding="StarMath 5.0">T_PWM = ( 255 + 1 ) times 4 times 250 times 10^-9 times 1</annotation>
  </semantics>
</math>
</file>

<file path=Object 13/content.xml><?xml version="1.0" encoding="utf-8"?>
<math xmlns="http://www.w3.org/1998/Math/MathML" display="block">
  <semantics>
    <mrow>
      <mrow>
        <msub>
          <mi>T</mi>
          <mi mathvariant="italic">PWM</mi>
        </msub>
        <mo stretchy="false">=</mo>
        <mrow>
          <mn>256</mn>
          <mo stretchy="false">×</mo>
          <mn>1</mn>
          <mo stretchy="false">×</mo>
          <msup>
            <mn>10</mn>
            <mrow>
              <mo stretchy="false">−</mo>
              <mn>6</mn>
            </mrow>
          </msup>
        </mrow>
        <mo stretchy="false">=</mo>
        <mn>256</mn>
      </mrow>
      <mi mathvariant="italic">us</mi>
    </mrow>
    <annotation encoding="StarMath 5.0">T_PWM = 256 times 1 times 10^-6 = 256 us</annotation>
  </semantics>
</math>
</file>

<file path=Object 14/content.xml><?xml version="1.0" encoding="utf-8"?>
<math xmlns="http://www.w3.org/1998/Math/MathML" display="block">
  <semantics>
    <mrow>
      <mrow>
        <mi>f</mi>
        <mo stretchy="false">=</mo>
        <mfrac>
          <mn>1</mn>
          <mrow>
            <mn>256</mn>
            <mo stretchy="false">×</mo>
            <msup>
              <mn>10</mn>
              <mrow>
                <mo stretchy="false">−</mo>
                <mn>6</mn>
              </mrow>
            </msup>
          </mrow>
        </mfrac>
        <mo stretchy="false">=</mo>
        <mn>3.906</mn>
      </mrow>
      <mi mathvariant="italic">KHz</mi>
    </mrow>
    <annotation encoding="StarMath 5.0">f = { 1 } over { 256 times 10^-6 } = 3.906 KHz</annotation>
  </semantics>
</math>
</file>

<file path=Object 15/content.xml><?xml version="1.0" encoding="utf-8"?>
<math xmlns="http://www.w3.org/1998/Math/MathML" display="block">
  <semantics>
    <mrow>
      <mi>R</mi>
      <mrow>
        <mn>2</mn>
        <mo stretchy="false">=</mo>
        <mfrac>
          <mrow>
            <mn>2.2</mn>
            <mo stretchy="false">×</mo>
            <msup>
              <mn>10</mn>
              <mn>3</mn>
            </msup>
          </mrow>
          <mrow>
            <mo fence="true" stretchy="false">(</mo>
            <mrow>
              <mrow>
                <mn>3.2</mn>
                <mo stretchy="false">−</mo>
                <mn>1</mn>
              </mrow>
            </mrow>
            <mo fence="true" stretchy="false">)</mo>
          </mrow>
        </mfrac>
        <mo stretchy="false">=</mo>
        <mfrac>
          <mrow>
            <mn>2.2</mn>
            <mo stretchy="false">×</mo>
            <msup>
              <mn>10</mn>
              <mn>3</mn>
            </msup>
          </mrow>
          <mn>2.2</mn>
        </mfrac>
        <mo stretchy="false">=</mo>
        <mn>1</mn>
      </mrow>
      <mi mathvariant="italic">KΩ</mi>
    </mrow>
    <annotation encoding="StarMath 5.0">R2 = { 2.2 times 10^3 } over { ( 3.2 - 1 ) } = { 2.2 times 10^3 } over { 2.2 } = 1KΩ
</annotation>
  </semantics>
</math>
</file>

<file path=Object 16/content.xml><?xml version="1.0" encoding="utf-8"?>
<math xmlns="http://www.w3.org/1998/Math/MathML" display="block">
  <semantics>
    <mrow>
      <msub>
        <mi>V</mi>
        <mi mathvariant="italic">AOP</mi>
      </msub>
      <mo stretchy="false">=</mo>
      <mrow>
        <msub>
          <mi>V</mi>
          <mi>F</mi>
        </msub>
        <mo stretchy="false">×</mo>
        <mi>β</mi>
      </mrow>
    </mrow>
    <annotation encoding="StarMath 5.0">V_AOP = V_F times β
</annotation>
  </semantics>
</math>
</file>

<file path=Object 17/content.xml><?xml version="1.0" encoding="utf-8"?>
<math xmlns="http://www.w3.org/1998/Math/MathML" display="block">
  <semantics>
    <mrow>
      <mi mathvariant="italic">fc</mi>
      <mo stretchy="false">=</mo>
      <mfrac>
        <mn>1</mn>
        <mrow>
          <mn>2</mn>
          <mo stretchy="false">×</mo>
          <mi>π</mi>
          <mo stretchy="false">×</mo>
          <mi>R</mi>
          <mo stretchy="false">×</mo>
          <mi>C</mi>
        </mrow>
      </mfrac>
    </mrow>
    <annotation encoding="StarMath 5.0">fc = { 1 } over { 2 times %pi times R times C }</annotation>
  </semantics>
</math>
</file>

<file path=Object 18/content.xml><?xml version="1.0" encoding="utf-8"?>
<math xmlns="http://www.w3.org/1998/Math/MathML" display="block">
  <semantics>
    <mtable>
      <mtr>
        <mtd>
          <mrow>
            <mrow>
              <mi mathvariant="italic">fc</mi>
              <mo stretchy="false">=</mo>
              <mn>1</mn>
            </mrow>
            <mi mathvariant="italic">Hz</mi>
          </mrow>
        </mtd>
      </mtr>
      <mtr>
        <mtd>
          <mrow>
            <mrow>
              <mi>C</mi>
              <mo stretchy="false">=</mo>
              <mn>1</mn>
            </mrow>
            <mi mathvariant="italic">uF</mi>
          </mrow>
        </mtd>
      </mtr>
    </mtable>
    <annotation encoding="StarMath 5.0">fc = 1 Hz newline C = 1uF</annotation>
  </semantics>
</math>
</file>

<file path=Object 19/content.xml><?xml version="1.0" encoding="utf-8"?>
<math xmlns="http://www.w3.org/1998/Math/MathML" display="block">
  <semantics>
    <mrow>
      <mi>R</mi>
      <mo stretchy="false">=</mo>
      <mfrac>
        <mn>1</mn>
        <mrow>
          <mn>2</mn>
          <mo stretchy="false">×</mo>
          <mi>π</mi>
          <mo stretchy="false">×</mo>
          <mi mathvariant="italic">fc</mi>
          <mo stretchy="false">×</mo>
          <mi>C</mi>
        </mrow>
      </mfrac>
    </mrow>
    <annotation encoding="StarMath 5.0">R = { 1 } over { 2 times %pi times fc times C }</annotation>
  </semantics>
</math>
</file>

<file path=Object 2/content.xml><?xml version="1.0" encoding="utf-8"?>
<math xmlns="http://www.w3.org/1998/Math/MathML" display="block">
  <semantics>
    <mrow>
      <mrow>
        <msub>
          <mi>V</mi>
          <mi mathvariant="italic">AVG</mi>
        </msub>
        <mo stretchy="false">×</mo>
        <mn>1024</mn>
      </mrow>
      <mo stretchy="false">=</mo>
      <mrow>
        <mi mathvariant="italic">CCPR</mi>
        <mo stretchy="false">×</mo>
        <mn>5</mn>
      </mrow>
    </mrow>
    <annotation encoding="StarMath 5.0">V_AVG times 1024 = CCPR times 5</annotation>
  </semantics>
</math>
</file>

<file path=Object 20/content.xml><?xml version="1.0" encoding="utf-8"?>
<math xmlns="http://www.w3.org/1998/Math/MathML" display="block">
  <semantics>
    <mrow>
      <mrow>
        <mi>R</mi>
        <mo stretchy="false">=</mo>
        <mfrac>
          <mn>1</mn>
          <mrow>
            <mn>2</mn>
            <mo stretchy="false">×</mo>
            <mi>π</mi>
            <mo stretchy="false">×</mo>
            <mn>1</mn>
            <mo stretchy="false">×</mo>
            <mn>1</mn>
            <mo stretchy="false">×</mo>
            <msup>
              <mn>10</mn>
              <mrow>
                <mo stretchy="false">−</mo>
                <mn>6</mn>
              </mrow>
            </msup>
          </mrow>
        </mfrac>
        <mo stretchy="false">=</mo>
        <mn>159</mn>
      </mrow>
      <mi mathvariant="italic">KΩ</mi>
    </mrow>
    <annotation encoding="StarMath 5.0">R = { 1 } over { 2 times %pi times 1 times 1 times 10^-6 } = 159KΩ
</annotation>
  </semantics>
</math>
</file>

<file path=Object 21/content.xml><?xml version="1.0" encoding="utf-8"?>
<math xmlns="http://www.w3.org/1998/Math/MathML" display="block">
  <semantics>
    <mrow>
      <msub>
        <mi>V</mi>
        <mi mathvariant="italic">FMAX</mi>
      </msub>
      <mo stretchy="false">=</mo>
      <msub>
        <mi>V</mi>
        <mi mathvariant="italic">HIGH</mi>
      </msub>
    </mrow>
    <annotation encoding="StarMath 5.0">V_FMAX = V_HIGH</annotation>
  </semantics>
</math>
</file>

<file path=Object 23/content.xml><?xml version="1.0" encoding="utf-8"?>
<math xmlns="http://www.w3.org/1998/Math/MathML" display="block">
  <semantics>
    <mrow>
      <msub>
        <mi>V</mi>
        <mi>F</mi>
      </msub>
      <mo stretchy="false">=</mo>
      <msub>
        <mi>V</mi>
        <mi mathvariant="italic">AVG</mi>
      </msub>
    </mrow>
    <annotation encoding="StarMath 5.0">V_F = V_AVG</annotation>
  </semantics>
</math>
</file>

<file path=Object 24/content.xml><?xml version="1.0" encoding="utf-8"?>
<math xmlns="http://www.w3.org/1998/Math/MathML" display="block">
  <semantics>
    <mrow>
      <msub>
        <mi>V</mi>
        <mi mathvariant="italic">AVG</mi>
      </msub>
      <mo stretchy="false">=</mo>
      <mrow>
        <mrow>
          <mo fence="true" stretchy="false">(</mo>
          <mrow>
            <mrow>
              <mi mathvariant="italic">Duty</mi>
              <mi mathvariant="italic">Cycle</mi>
              <mi mathvariant="italic">Ratio</mi>
            </mrow>
          </mrow>
          <mo fence="true" stretchy="false">)</mo>
        </mrow>
        <mo stretchy="false">×</mo>
        <msub>
          <mi>V</mi>
          <mi mathvariant="italic">HIGH</mi>
        </msub>
      </mrow>
    </mrow>
    <annotation encoding="StarMath 5.0">V_AVG = ( Duty Cycle Ratio) times V_HIGH</annotation>
  </semantics>
</math>
</file>

<file path=Object 25/content.xml><?xml version="1.0" encoding="utf-8"?>
<math xmlns="http://www.w3.org/1998/Math/MathML" display="block">
  <semantics>
    <mrow>
      <mrow>
        <msub>
          <mi>V</mi>
          <mi mathvariant="italic">HIGH</mi>
        </msub>
        <mo stretchy="false">=</mo>
        <mn>5</mn>
      </mrow>
      <mi>V</mi>
    </mrow>
    <annotation encoding="StarMath 5.0">V_HIGH = 5V</annotation>
  </semantics>
</math>
</file>

<file path=Object 26/content.xml><?xml version="1.0" encoding="utf-8"?>
<math xmlns="http://www.w3.org/1998/Math/MathML" display="block">
  <semantics>
    <mrow>
      <mi mathvariant="italic">Duty</mi>
      <mi mathvariant="italic">Cycle</mi>
      <mrow>
        <mi mathvariant="italic">Ratio</mi>
        <mo stretchy="false">=</mo>
        <mfrac>
          <mi mathvariant="italic">CCPR</mi>
          <mrow>
            <mn>4</mn>
            <mo stretchy="false">×</mo>
            <mrow>
              <mo fence="true" stretchy="false">(</mo>
              <mrow>
                <mrow>
                  <mi mathvariant="italic">PR</mi>
                  <mrow>
                    <mn>2</mn>
                    <mo stretchy="false">+</mo>
                    <mn>1</mn>
                  </mrow>
                </mrow>
              </mrow>
              <mo fence="true" stretchy="false">)</mo>
            </mrow>
          </mrow>
        </mfrac>
      </mrow>
    </mrow>
    <annotation encoding="StarMath 5.0">Duty Cycle Ratio = { CCPR } over { 4 times ( PR2 + 1) }</annotation>
  </semantics>
</math>
</file>

<file path=Object 27/content.xml><?xml version="1.0" encoding="utf-8"?>
<math xmlns="http://www.w3.org/1998/Math/MathML" display="block">
  <semantics>
    <mrow>
      <mrow>
        <mi mathvariant="italic">CCPR</mi>
        <mo stretchy="false">=</mo>
        <mn>10</mn>
      </mrow>
      <mi mathvariant="italic">bit</mi>
      <mi mathvariant="italic">PWM</mi>
      <mi mathvariant="italic">Period</mi>
      <mi mathvariant="italic">Register</mi>
    </mrow>
    <annotation encoding="StarMath 5.0">CCPR = 10 bit PWM Period Register</annotation>
  </semantics>
</math>
</file>

<file path=Object 28/content.xml><?xml version="1.0" encoding="utf-8"?>
<math xmlns="http://www.w3.org/1998/Math/MathML" display="block">
  <semantics>
    <mrow>
      <mrow>
        <msub>
          <mi>P</mi>
          <mi mathvariant="italic">SHUNT</mi>
        </msub>
        <mo stretchy="false">=</mo>
        <mrow>
          <msub>
            <mi>V</mi>
            <mi mathvariant="italic">MAX</mi>
          </msub>
          <mo stretchy="false">×</mo>
          <msub>
            <mi>I</mi>
            <mi mathvariant="italic">LOAD</mi>
          </msub>
        </mrow>
        <mo stretchy="false">=</mo>
        <mrow>
          <mn>2</mn>
          <mo stretchy="false">×</mo>
          <mn>2</mn>
        </mrow>
        <mo stretchy="false">=</mo>
        <mn>4</mn>
      </mrow>
      <mi>W</mi>
    </mrow>
    <annotation encoding="StarMath 5.0">P_SHUNT = V_MAX times I_LOAD = 2 times 2 = 4W</annotation>
  </semantics>
</math>
</file>

<file path=Object 29/content.xml><?xml version="1.0" encoding="utf-8"?>
<math xmlns="http://www.w3.org/1998/Math/MathML" display="block">
  <semantics>
    <mrow>
      <mrow>
        <msub>
          <mi>R</mi>
          <mi mathvariant="italic">SHUNT</mi>
        </msub>
        <mo stretchy="false">=</mo>
        <mn>1</mn>
      </mrow>
      <mi mathvariant="normal">Ω</mi>
    </mrow>
    <annotation encoding="StarMath 5.0">R_SHUNT = 1 %OMEGA</annotation>
  </semantics>
</math>
</file>

<file path=Object 3/content.xml><?xml version="1.0" encoding="utf-8"?>
<math xmlns="http://www.w3.org/1998/Math/MathML" display="block">
  <semantics>
    <mrow>
      <msub>
        <mi>T</mi>
        <mi mathvariant="italic">PWM</mi>
      </msub>
      <mo stretchy="false">=</mo>
      <mrow>
        <mrow>
          <mo fence="true" stretchy="false">(</mo>
          <mrow>
            <mrow>
              <mi mathvariant="italic">PR</mi>
              <mrow>
                <mn>2</mn>
                <mo stretchy="false">+</mo>
                <mn>1</mn>
              </mrow>
            </mrow>
          </mrow>
          <mo fence="true" stretchy="false">)</mo>
        </mrow>
        <mo stretchy="false">×</mo>
        <mn>4</mn>
        <mo stretchy="false">×</mo>
        <msub>
          <mi>T</mi>
          <mi mathvariant="italic">OSC</mi>
        </msub>
        <mo stretchy="false">×</mo>
        <mrow>
          <mo fence="true" stretchy="false">(</mo>
          <mrow>
            <mrow>
              <mi mathvariant="italic">TMR</mi>
              <mn>2</mn>
              <mi mathvariant="italic">Prescale</mi>
              <mi mathvariant="italic">Value</mi>
            </mrow>
          </mrow>
          <mo fence="true" stretchy="false">)</mo>
        </mrow>
      </mrow>
    </mrow>
    <annotation encoding="StarMath 5.0">T_PWM = ( PR2 + 1 ) times 4 times T_OSC times ( TMR2 Prescale Value )</annotation>
  </semantics>
</math>
</file>

<file path=Object 30/content.xml><?xml version="1.0" encoding="utf-8"?>
<math xmlns="http://www.w3.org/1998/Math/MathML" display="block">
  <semantics>
    <mrow>
      <mrow>
        <msub>
          <mi>I</mi>
          <mi mathvariant="italic">LOAD</mi>
        </msub>
        <mo stretchy="false">=</mo>
        <msub>
          <mi>I</mi>
          <mi mathvariant="italic">SHUNT</mi>
        </msub>
        <mo stretchy="false">=</mo>
        <mn>2</mn>
      </mrow>
      <mi>A</mi>
    </mrow>
    <annotation encoding="StarMath 5.0">I_LOAD = I_SHUNT = 2A</annotation>
  </semantics>
</math>
</file>

<file path=Object 31/content.xml><?xml version="1.0" encoding="utf-8"?>
<math xmlns="http://www.w3.org/1998/Math/MathML" display="block">
  <semantics>
    <mrow>
      <mrow>
        <msub>
          <mi>V</mi>
          <mi mathvariant="italic">MAX</mi>
        </msub>
        <mo stretchy="false">=</mo>
        <mrow>
          <msub>
            <mi>R</mi>
            <mi mathvariant="italic">SHUNT</mi>
          </msub>
          <mo stretchy="false">×</mo>
          <msub>
            <mi>I</mi>
            <mi mathvariant="italic">LOAD</mi>
          </msub>
        </mrow>
        <mo stretchy="false">=</mo>
        <mrow>
          <mn>1</mn>
          <mo stretchy="false">×</mo>
          <mn>2</mn>
        </mrow>
        <mo stretchy="false">=</mo>
        <mn>2</mn>
      </mrow>
      <mi>V</mi>
    </mrow>
    <annotation encoding="StarMath 5.0">V_MAX = R_SHUNT times I_LOAD = 1 times 2 = 2V</annotation>
  </semantics>
</math>
</file>

<file path=Object 32/content.xml><?xml version="1.0" encoding="utf-8"?>
<math xmlns="http://www.w3.org/1998/Math/MathML" display="block">
  <semantics>
    <mtable>
      <mtr>
        <mtd>
          <mrow>
            <mrow>
              <msub>
                <mi>V</mi>
                <mi mathvariant="italic">REF</mi>
              </msub>
              <mo stretchy="false">=</mo>
              <mn>2.048</mn>
            </mrow>
            <mi>V</mi>
          </mrow>
        </mtd>
      </mtr>
      <mtr>
        <mtd>
          <mrow>
            <mrow>
              <mi mathvariant="italic">RES</mi>
              <mo stretchy="false">=</mo>
              <mn>10</mn>
            </mrow>
            <mi mathvariant="italic">bits</mi>
          </mrow>
        </mtd>
      </mtr>
      <mtr>
        <mtd>
          <mrow>
            <mrow>
              <mi mathvariant="italic">ADRES</mi>
              <mo stretchy="false">=</mo>
              <mi mathvariant="italic">ADC</mi>
            </mrow>
            <mi mathvariant="italic">Result</mi>
          </mrow>
        </mtd>
      </mtr>
    </mtable>
    <annotation encoding="StarMath 5.0">V_REF = 2.048V newline
RES = 10 bits newline
ADRES = ADC Result</annotation>
  </semantics>
</math>
</file>

<file path=Object 33/content.xml><?xml version="1.0" encoding="utf-8"?>
<math xmlns="http://www.w3.org/1998/Math/MathML" display="block">
  <semantics>
    <mrow>
      <mi mathvariant="italic">ADRES</mi>
      <mo stretchy="false">=</mo>
      <mrow>
        <mfrac>
          <msub>
            <mi>V</mi>
            <mi mathvariant="italic">ANALOG</mi>
          </msub>
          <msub>
            <mi>V</mi>
            <mi mathvariant="italic">REF</mi>
          </msub>
        </mfrac>
        <mo stretchy="false">×</mo>
        <msup>
          <mn>2</mn>
          <mi mathvariant="italic">RES</mi>
        </msup>
      </mrow>
    </mrow>
    <annotation encoding="StarMath 5.0">ADRES = { V_ANALOG } over { V_REF } times 2^RES</annotation>
  </semantics>
</math>
</file>

<file path=Object 34/content.xml><?xml version="1.0" encoding="utf-8"?>
<math xmlns="http://www.w3.org/1998/Math/MathML" display="block">
  <semantics>
    <mrow>
      <mrow>
        <mi mathvariant="italic">ADRES</mi>
        <mo stretchy="false">×</mo>
        <msub>
          <mi>V</mi>
          <mi mathvariant="italic">REF</mi>
        </msub>
      </mrow>
      <mo stretchy="false">=</mo>
      <mrow>
        <msub>
          <mi>V</mi>
          <mi mathvariant="italic">ANALOG</mi>
        </msub>
        <mo stretchy="false">×</mo>
        <msup>
          <mn>2</mn>
          <mi mathvariant="italic">RES</mi>
        </msup>
      </mrow>
    </mrow>
    <annotation encoding="StarMath 5.0">ADRES times V_REF = V_ANALOG times 2^RES</annotation>
  </semantics>
</math>
</file>

<file path=Object 35/content.xml><?xml version="1.0" encoding="utf-8"?>
<math xmlns="http://www.w3.org/1998/Math/MathML" display="block">
  <semantics>
    <mrow>
      <msub>
        <mi>V</mi>
        <mi mathvariant="italic">ANALOG</mi>
      </msub>
      <mo stretchy="false">=</mo>
      <mrow>
        <mfrac>
          <msub>
            <mi>V</mi>
            <mi mathvariant="italic">REF</mi>
          </msub>
          <msup>
            <mn>2</mn>
            <mi mathvariant="italic">RES</mi>
          </msup>
        </mfrac>
        <mo stretchy="false">×</mo>
        <mi mathvariant="italic">ADRES</mi>
      </mrow>
    </mrow>
    <annotation encoding="StarMath 5.0">V_ANALOG = { V_REF } over { 2^RES } times ADRES</annotation>
  </semantics>
</math>
</file>

<file path=Object 36/content.xml><?xml version="1.0" encoding="utf-8"?>
<math xmlns="http://www.w3.org/1998/Math/MathML" display="block">
  <semantics>
    <mrow>
      <msub>
        <mi>I</mi>
        <mi mathvariant="italic">SHUNT</mi>
      </msub>
      <mo stretchy="false">=</mo>
      <mfrac>
        <msub>
          <mi>V</mi>
          <mi mathvariant="italic">SHUNT</mi>
        </msub>
        <msub>
          <mi>R</mi>
          <mi mathvariant="italic">SHUNT</mi>
        </msub>
      </mfrac>
    </mrow>
    <annotation encoding="StarMath 5.0">I_SHUNT = { V_SHUNT } over { R_SHUNT }</annotation>
  </semantics>
</math>
</file>

<file path=Object 37/content.xml><?xml version="1.0" encoding="utf-8"?>
<math xmlns="http://www.w3.org/1998/Math/MathML" display="block">
  <semantics>
    <mrow>
      <msub>
        <mi>V</mi>
        <mi mathvariant="italic">SHUNT</mi>
      </msub>
      <mo stretchy="false">=</mo>
      <msub>
        <mi>V</mi>
        <mi mathvariant="italic">ANALOG</mi>
      </msub>
    </mrow>
    <annotation encoding="StarMath 5.0">V_SHUNT = V_ANALOG</annotation>
  </semantics>
</math>
</file>

<file path=Object 38/content.xml><?xml version="1.0" encoding="utf-8"?>
<math xmlns="http://www.w3.org/1998/Math/MathML" display="block">
  <semantics>
    <mrow>
      <msub>
        <mi>V</mi>
        <mi mathvariant="italic">OUTMAX</mi>
      </msub>
      <mo stretchy="false">=</mo>
      <msub>
        <mi>V</mi>
        <mi mathvariant="italic">AOPMAX</mi>
      </msub>
    </mrow>
    <annotation encoding="StarMath 5.0">V_OUTMAX = V_AOPMAX</annotation>
  </semantics>
</math>
</file>

<file path=Object 39/content.xml><?xml version="1.0" encoding="utf-8"?>
<math xmlns="http://www.w3.org/1998/Math/MathML" display="block">
  <semantics>
    <mrow>
      <msub>
        <mi>V</mi>
        <mi mathvariant="italic">OUT</mi>
      </msub>
      <mo stretchy="false">=</mo>
      <mrow>
        <mfrac>
          <mi mathvariant="italic">CCPR</mi>
          <mn>1024</mn>
        </mfrac>
        <mo stretchy="false">×</mo>
        <msub>
          <mi>V</mi>
          <mi mathvariant="italic">ON</mi>
        </msub>
        <mo stretchy="false">×</mo>
        <mi>β</mi>
      </mrow>
    </mrow>
    <annotation encoding="StarMath 5.0">V_OUT = { CCPR } over { 1024 } times V_ON times β</annotation>
  </semantics>
</math>
</file>

<file path=Object 4/content.xml><?xml version="1.0" encoding="utf-8"?>
<math xmlns="http://www.w3.org/1998/Math/MathML" display="block">
  <semantics>
    <mrow>
      <mi mathvariant="italic">CCPR</mi>
      <mo stretchy="false">=</mo>
      <mfrac>
        <mrow>
          <msub>
            <mi>V</mi>
            <mi mathvariant="italic">AVG</mi>
          </msub>
          <mo stretchy="false">×</mo>
          <mn>1024</mn>
        </mrow>
        <mn>5</mn>
      </mfrac>
    </mrow>
    <annotation encoding="StarMath 5.0">CCPR = { V_AVG times 1024 } over { 5 }</annotation>
  </semantics>
</math>
</file>

<file path=Object 40/content.xml><?xml version="1.0" encoding="utf-8"?>
<math xmlns="http://www.w3.org/1998/Math/MathML" display="block">
  <semantics>
    <mrow>
      <msub>
        <mi>V</mi>
        <mi mathvariant="italic">OUT</mi>
      </msub>
      <mo stretchy="false">=</mo>
      <mrow>
        <mfrac>
          <mi mathvariant="italic">CCPR</mi>
          <mn>1024</mn>
        </mfrac>
        <mo stretchy="false">×</mo>
        <mn>5</mn>
        <mo stretchy="false">×</mo>
        <mn>3.2</mn>
      </mrow>
    </mrow>
    <annotation encoding="StarMath 5.0">V_OUT = { CCPR } over { 1024 } times 5 times 3.2</annotation>
  </semantics>
</math>
</file>

<file path=Object 4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×</mo>
        <mn>1024</mn>
      </mrow>
      <mo stretchy="false">=</mo>
      <mrow>
        <mi mathvariant="italic">CCPR</mi>
        <mo stretchy="false">×</mo>
        <mn>16</mn>
      </mrow>
    </mrow>
    <annotation encoding="StarMath 5.0">V_OUT times 1024 = CCPR times 16</annotation>
  </semantics>
</math>
</file>

<file path=Object 42/content.xml><?xml version="1.0" encoding="utf-8"?>
<math xmlns="http://www.w3.org/1998/Math/MathML" display="block">
  <semantics>
    <mrow>
      <mi mathvariant="italic">CCPR</mi>
      <mo stretchy="false">=</mo>
      <mrow>
        <mn>64</mn>
        <mo stretchy="false">×</mo>
        <msub>
          <mi>V</mi>
          <mi mathvariant="italic">OUT</mi>
        </msub>
      </mrow>
    </mrow>
    <annotation encoding="StarMath 5.0">CCPR = 64 times V_OUT</annotation>
  </semantics>
</math>
</file>

<file path=Object 43/content.xml><?xml version="1.0" encoding="utf-8"?>
<math xmlns="http://www.w3.org/1998/Math/MathML" display="block">
  <semantics>
    <mrow>
      <msub>
        <mi>V</mi>
        <mi mathvariant="italic">OUT</mi>
      </msub>
      <mo stretchy="false">=</mo>
      <msub>
        <mi>V</mi>
        <mi mathvariant="italic">AOP</mi>
      </msub>
    </mrow>
    <annotation encoding="StarMath 5.0">V_OUT = V_AOP</annotation>
  </semantics>
</math>
</file>

<file path=Object 44/content.xml><?xml version="1.0" encoding="utf-8"?>
<math xmlns="http://www.w3.org/1998/Math/MathML" display="block">
  <semantics>
    <mrow>
      <msub>
        <mi>I</mi>
        <mi mathvariant="italic">SHUNT</mi>
      </msub>
      <mo stretchy="false">=</mo>
      <mfrac>
        <mrow>
          <mfrac>
            <msub>
              <mi>V</mi>
              <mi mathvariant="italic">REF</mi>
            </msub>
            <msup>
              <mn>2</mn>
              <mi mathvariant="italic">RES</mi>
            </msup>
          </mfrac>
          <mo stretchy="false">×</mo>
          <mi mathvariant="italic">ADRES</mi>
        </mrow>
        <msub>
          <mi>R</mi>
          <mi mathvariant="italic">SHUNT</mi>
        </msub>
      </mfrac>
    </mrow>
    <annotation encoding="StarMath 5.0">I_SHUNT = { { V_REF } over { 2^RES } times ADRES } over { R_SHUNT }</annotation>
  </semantics>
</math>
</file>

<file path=Object 45/content.xml><?xml version="1.0" encoding="utf-8"?>
<math xmlns="http://www.w3.org/1998/Math/MathML" display="block">
  <semantics>
    <mrow>
      <msub>
        <mi>I</mi>
        <mi mathvariant="italic">SHUNT</mi>
      </msub>
      <mo stretchy="false">=</mo>
      <mfrac>
        <mrow>
          <mfrac>
            <mn>2.048</mn>
            <mn>1024</mn>
          </mfrac>
          <mo stretchy="false">×</mo>
          <mi mathvariant="italic">ADRES</mi>
        </mrow>
        <mn>1</mn>
      </mfrac>
    </mrow>
    <annotation encoding="StarMath 5.0">I_SHUNT = { { 2.048 } over { 1024 } times ADRES } over { 1 }</annotation>
  </semantics>
</math>
</file>

<file path=Object 46/content.xml><?xml version="1.0" encoding="utf-8"?>
<math xmlns="http://www.w3.org/1998/Math/MathML" display="block">
  <semantics>
    <mrow>
      <msub>
        <mi>I</mi>
        <mi mathvariant="italic">SHUNT</mi>
      </msub>
      <mo stretchy="false">=</mo>
      <mrow>
        <mfrac>
          <mn>2.048</mn>
          <mn>1024</mn>
        </mfrac>
        <mo stretchy="false">×</mo>
        <mi mathvariant="italic">ADRES</mi>
      </mrow>
    </mrow>
    <annotation encoding="StarMath 5.0">I_SHUNT = { 2.048 } over { 1024 } times ADRES</annotation>
  </semantics>
</math>
</file>

<file path=Object 47/content.xml><?xml version="1.0" encoding="utf-8"?>
<math xmlns="http://www.w3.org/1998/Math/MathML" display="block">
  <semantics>
    <mrow>
      <msub>
        <mi>I</mi>
        <mi mathvariant="italic">SHUNT</mi>
      </msub>
      <mo stretchy="false">=</mo>
      <msub>
        <mi>V</mi>
        <mi mathvariant="italic">SHUNT</mi>
      </msub>
      <mo stretchy="false">=</mo>
      <msub>
        <mi>V</mi>
        <mi mathvariant="italic">ANALOG</mi>
      </msub>
    </mrow>
    <annotation encoding="StarMath 5.0">I_SHUNT = V_SHUNT = V_ANALOG</annotation>
  </semantics>
</math>
</file>

<file path=Object 48/content.xml><?xml version="1.0" encoding="utf-8"?>
<math xmlns="http://www.w3.org/1998/Math/MathML" display="block">
  <semantics>
    <mtable>
      <mtr>
        <mtd>
          <mrow>
            <mrow>
              <msub>
                <mi>V</mi>
                <mi>S</mi>
              </msub>
              <mo stretchy="false">=</mo>
              <mn>16</mn>
            </mrow>
            <mi>V</mi>
          </mrow>
        </mtd>
      </mtr>
      <mtr>
        <mtd>
          <mrow>
            <msub>
              <mi>V</mi>
              <mi mathvariant="italic">OUT</mi>
            </msub>
            <mo stretchy="false">=</mo>
            <msub>
              <mi>V</mi>
              <mi mathvariant="italic">REF</mi>
            </msub>
            <mo stretchy="false">=</mo>
            <mn>2.048</mn>
          </mrow>
        </mtd>
      </mtr>
      <mtr>
        <mtd>
          <mrow>
            <mi>R</mi>
            <mrow>
              <mn>1</mn>
              <mo stretchy="false">=</mo>
              <mn>4.7</mn>
            </mrow>
            <mi>K</mi>
            <mi mathvariant="normal">Ω</mi>
          </mrow>
        </mtd>
      </mtr>
      <mtr>
        <mtd>
          <mrow>
            <mi>R</mi>
            <mrow>
              <mn>2</mn>
              <mo stretchy="false">=</mo>
              <mi>?</mi>
            </mrow>
          </mrow>
        </mtd>
      </mtr>
    </mtable>
    <annotation encoding="StarMath 5.0">V_S = 16V newline
V_OUT = V_REF = 2.048 newline
R1 = 4.7 K%OMEGA newline
R2 = ?</annotation>
  </semantics>
</math>
</file>

<file path=Object 49/content.xml><?xml version="1.0" encoding="utf-8"?>
<math xmlns="http://www.w3.org/1998/Math/MathML" display="block">
  <semantics>
    <mrow>
      <msub>
        <mi>V</mi>
        <mi mathvariant="italic">OUT</mi>
      </msub>
      <mo stretchy="false">=</mo>
      <mrow>
        <mfrac>
          <mrow>
            <mi>R</mi>
            <mn>2</mn>
          </mrow>
          <mrow>
            <mi>R</mi>
            <mrow>
              <mn>1</mn>
              <mo stretchy="false">+</mo>
              <mi>R</mi>
            </mrow>
            <mn>2</mn>
          </mrow>
        </mfrac>
        <mo stretchy="false">×</mo>
        <msub>
          <mi>V</mi>
          <mi>S</mi>
        </msub>
      </mrow>
    </mrow>
    <annotation encoding="StarMath 5.0">V_OUT = { R2 } over { R1 + R2 } times V_S</annotation>
  </semantics>
</math>
</file>

<file path=Object 5/content.xml><?xml version="1.0" encoding="utf-8"?>
<math xmlns="http://www.w3.org/1998/Math/MathML" display="block">
  <semantics>
    <mrow>
      <mrow>
        <msub>
          <mi>V</mi>
          <mi mathvariant="italic">AOPMAX</mi>
        </msub>
        <mo stretchy="false">=</mo>
        <mrow>
          <msub>
            <mi>V</mi>
            <mi mathvariant="italic">FMAX</mi>
          </msub>
          <mo stretchy="false">×</mo>
          <mi>β</mi>
        </mrow>
        <mo stretchy="false">=</mo>
        <mrow>
          <mn>5</mn>
          <mo stretchy="false">×</mo>
          <mn>3.2</mn>
        </mrow>
        <mo stretchy="false">=</mo>
        <mn>16</mn>
      </mrow>
      <mi>V</mi>
    </mrow>
    <annotation encoding="StarMath 5.0">V_AOPMAX = V_FMAX times β = 5 times 3.2 = 16V</annotation>
  </semantics>
</math>
</file>

<file path=Object 50/content.xml><?xml version="1.0" encoding="utf-8"?>
<math xmlns="http://www.w3.org/1998/Math/MathML" display="block">
  <semantics>
    <mrow>
      <mrow>
        <mrow>
          <msub>
            <mi>V</mi>
            <mi mathvariant="italic">OUT</mi>
          </msub>
          <mo stretchy="false">×</mo>
          <mrow>
            <mo fence="true" stretchy="false">(</mo>
            <mrow>
              <mrow>
                <mi>R</mi>
                <mrow>
                  <mn>1</mn>
                  <mo stretchy="false">+</mo>
                  <mi>R</mi>
                </mrow>
                <mn>2</mn>
              </mrow>
            </mrow>
            <mo fence="true" stretchy="false">)</mo>
          </mrow>
        </mrow>
        <mo stretchy="false">=</mo>
        <mrow>
          <msub>
            <mi>V</mi>
            <mi>S</mi>
          </msub>
          <mo stretchy="false">×</mo>
          <mi>R</mi>
        </mrow>
      </mrow>
      <mn>2</mn>
    </mrow>
    <annotation encoding="StarMath 5.0">V_OUT times ( R1 + R2 ) = V_S times R2</annotation>
  </semantics>
</math>
</file>

<file path=Object 5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×</mo>
        <mi>R</mi>
      </mrow>
      <mrow>
        <mn>1</mn>
        <mo stretchy="false">+</mo>
        <mrow>
          <msub>
            <mi>V</mi>
            <mi mathvariant="italic">OUT</mi>
          </msub>
          <mo stretchy="false">×</mo>
          <mi>R</mi>
        </mrow>
      </mrow>
      <mrow>
        <mn>2</mn>
        <mo stretchy="false">=</mo>
        <mrow>
          <msub>
            <mi>V</mi>
            <mi>S</mi>
          </msub>
          <mo stretchy="false">×</mo>
          <mi>R</mi>
        </mrow>
      </mrow>
      <mn>2</mn>
    </mrow>
    <annotation encoding="StarMath 5.0">V_OUT times R1 + V_OUT times R2 = V_S times R2</annotation>
  </semantics>
</math>
</file>

<file path=Object 52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×</mo>
        <mi>R</mi>
      </mrow>
      <mrow>
        <mn>1</mn>
        <mo stretchy="false">=</mo>
        <mrow>
          <msub>
            <mi>V</mi>
            <mi>S</mi>
          </msub>
          <mo stretchy="false">×</mo>
          <mi>R</mi>
        </mrow>
      </mrow>
      <mrow>
        <mn>2</mn>
        <mo stretchy="false">−</mo>
        <mrow>
          <msub>
            <mi>V</mi>
            <mi mathvariant="italic">OUT</mi>
          </msub>
          <mo stretchy="false">×</mo>
          <mi>R</mi>
        </mrow>
      </mrow>
      <mn>2</mn>
    </mrow>
    <annotation encoding="StarMath 5.0">V_OUT times R1 = V_S times R2 - V_OUT times R2</annotation>
  </semantics>
</math>
</file>

<file path=Object 53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×</mo>
        <mi>R</mi>
      </mrow>
      <mrow>
        <mn>1</mn>
        <mo stretchy="false">=</mo>
        <mi>R</mi>
      </mrow>
      <mrow>
        <mn>2</mn>
        <mo stretchy="false">×</mo>
        <mrow>
          <mo fence="true" stretchy="false">(</mo>
          <mrow>
            <mrow>
              <msub>
                <mi>V</mi>
                <mi>S</mi>
              </msub>
              <mo stretchy="false">−</mo>
              <msub>
                <mi>V</mi>
                <mi mathvariant="italic">OUT</mi>
              </msub>
            </mrow>
          </mrow>
          <mo fence="true" stretchy="false">)</mo>
        </mrow>
      </mrow>
    </mrow>
    <annotation encoding="StarMath 5.0">V_OUT times R1 = R2 times ( V_S - V_OUT )</annotation>
  </semantics>
</math>
</file>

<file path=Object 54/content.xml><?xml version="1.0" encoding="utf-8"?>
<math xmlns="http://www.w3.org/1998/Math/MathML" display="block">
  <semantics>
    <mrow>
      <mi>R</mi>
      <mrow>
        <mn>2</mn>
        <mo stretchy="false">=</mo>
        <mfrac>
          <mrow>
            <mrow>
              <msub>
                <mi>V</mi>
                <mi mathvariant="italic">OUT</mi>
              </msub>
              <mo stretchy="false">×</mo>
              <mi>R</mi>
            </mrow>
            <mn>1</mn>
          </mrow>
          <mrow>
            <msub>
              <mi>V</mi>
              <mi>S</mi>
            </msub>
            <mo stretchy="false">−</mo>
            <msub>
              <mi>V</mi>
              <mi mathvariant="italic">OUT</mi>
            </msub>
          </mrow>
        </mfrac>
      </mrow>
    </mrow>
    <annotation encoding="StarMath 5.0">R2 = { V_OUT times R1 } over { V_S - V_OUT }</annotation>
  </semantics>
</math>
</file>

<file path=Object 55/content.xml><?xml version="1.0" encoding="utf-8"?>
<math xmlns="http://www.w3.org/1998/Math/MathML" display="block">
  <semantics>
    <mrow>
      <mi>R</mi>
      <mrow>
        <mn>2</mn>
        <mo stretchy="false">=</mo>
        <mfrac>
          <mrow>
            <mn>2.048</mn>
            <mo stretchy="false">×</mo>
            <mn>4700</mn>
          </mrow>
          <mrow>
            <mn>16</mn>
            <mo stretchy="false">−</mo>
            <mn>2.048</mn>
          </mrow>
        </mfrac>
      </mrow>
    </mrow>
    <annotation encoding="StarMath 5.0">R2 = { 2.048 times 4700 } over { 16 - 2.048 }</annotation>
  </semantics>
</math>
</file>

<file path=Object 56/content.xml><?xml version="1.0" encoding="utf-8"?>
<math xmlns="http://www.w3.org/1998/Math/MathML" display="block">
  <semantics>
    <mrow>
      <mi>R</mi>
      <mrow>
        <mn>2</mn>
        <mo stretchy="false">=</mo>
        <mn>689.9</mn>
      </mrow>
      <mi mathvariant="normal">Ω</mi>
    </mrow>
    <annotation encoding="StarMath 5.0">R2 = 689.9 %OMEGA</annotation>
  </semantics>
</math>
</file>

<file path=Object 59/content.xml><?xml version="1.0" encoding="utf-8"?>
<math xmlns="http://www.w3.org/1998/Math/MathML" display="block">
  <semantics>
    <mrow>
      <mi>V</mi>
      <mo stretchy="false">=</mo>
      <mrow>
        <mfrac>
          <msub>
            <mi>V</mi>
            <mi>S</mi>
          </msub>
          <msup>
            <mn>2</mn>
            <mi mathvariant="italic">RES</mi>
          </msup>
        </mfrac>
        <mo stretchy="false">×</mo>
        <mi mathvariant="italic">ADRES</mi>
      </mrow>
    </mrow>
    <annotation encoding="StarMath 5.0">V = { V_S } over { 2^RES } times ADRES</annotation>
  </semantics>
</math>
</file>

<file path=Object 6/content.xml><?xml version="1.0" encoding="utf-8"?>
<math xmlns="http://www.w3.org/1998/Math/MathML" display="block">
  <semantics>
    <mrow>
      <mi>β</mi>
      <mo stretchy="false">=</mo>
      <mrow>
        <mn>1</mn>
        <mo stretchy="false">+</mo>
        <mfrac>
          <mrow>
            <mi>R</mi>
            <mn>1</mn>
          </mrow>
          <mrow>
            <mi>R</mi>
            <mn>2</mn>
          </mrow>
        </mfrac>
      </mrow>
    </mrow>
    <annotation encoding="StarMath 5.0">β = 1 + { R1 } over { R2 }</annotation>
  </semantics>
</math>
</file>

<file path=Object 60/content.xml><?xml version="1.0" encoding="utf-8"?>
<math xmlns="http://www.w3.org/1998/Math/MathML" display="block">
  <semantics>
    <mrow>
      <mi>V</mi>
      <mo stretchy="false">=</mo>
      <mrow>
        <mfrac>
          <mn>18</mn>
          <mn>1024</mn>
        </mfrac>
        <mo stretchy="false">×</mo>
        <mi mathvariant="italic">ADRES</mi>
      </mrow>
    </mrow>
    <annotation encoding="StarMath 5.0">V = { 18 } over { 1024 } times ADRES</annotation>
  </semantics>
</math>
</file>

<file path=Object 7/content.xml><?xml version="1.0" encoding="utf-8"?>
<math xmlns="http://www.w3.org/1998/Math/MathML" display="block">
  <semantics>
    <mrow>
      <mrow>
        <mi>β</mi>
        <mo stretchy="false">−</mo>
        <mn>1</mn>
      </mrow>
      <mo stretchy="false">=</mo>
      <mfrac>
        <mrow>
          <mi>R</mi>
          <mn>1</mn>
        </mrow>
        <mrow>
          <mi>R</mi>
          <mn>2</mn>
        </mrow>
      </mfrac>
    </mrow>
    <annotation encoding="StarMath 5.0">β - 1 = { R1 } over { R2 }</annotation>
  </semantics>
</math>
</file>

<file path=Object 8/content.xml><?xml version="1.0" encoding="utf-8"?>
<math xmlns="http://www.w3.org/1998/Math/MathML" display="block">
  <semantics>
    <mrow>
      <mi>R</mi>
      <mrow>
        <mn>2</mn>
        <mo stretchy="false">=</mo>
        <mfrac>
          <mrow>
            <mi>R</mi>
            <mn>1</mn>
          </mrow>
          <mrow>
            <mi>β</mi>
            <mo stretchy="false">−</mo>
            <mn>1</mn>
          </mrow>
        </mfrac>
      </mrow>
    </mrow>
    <annotation encoding="StarMath 5.0">R2 = { R1 } over { β - 1 }</annotation>
  </semantics>
</math>
</file>

<file path=Object 9/content.xml><?xml version="1.0" encoding="utf-8"?>
<math xmlns="http://www.w3.org/1998/Math/MathML" display="block">
  <semantics>
    <mtable>
      <mtr>
        <mtd>
          <mrow>
            <mi>β</mi>
            <mo stretchy="false">=</mo>
            <mn>3.2</mn>
          </mrow>
        </mtd>
      </mtr>
      <mtr>
        <mtd>
          <mrow>
            <mi>R</mi>
            <mrow>
              <mn>1</mn>
              <mo stretchy="false">=</mo>
              <mn>2.2</mn>
            </mrow>
            <mi mathvariant="italic">KΩ</mi>
          </mrow>
        </mtd>
      </mtr>
      <mtr>
        <mtd>
          <mrow>
            <mi>R</mi>
            <mrow>
              <mn>2</mn>
              <mo stretchy="false">=</mo>
              <mi>?</mi>
            </mrow>
          </mrow>
        </mtd>
      </mtr>
    </mtable>
    <annotation encoding="StarMath 5.0">β = 3.2 newline R1 = 2.2KΩ newline R2 = ?</annotation>
  </semantics>
</math>
</file>